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2"><text:span text:style-name="T2">0</text:span></text:p>
            <text:p text:style-name="P2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3.283cm" svg:height="1.673cm" svg:x="0.2cm" svg:y="2.9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10.8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6.627cm">
          <draw:text-box>
            <text:p>Opponent</text:p>
            <text:p>plays (X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2"><text:span text:style-name="T2">0</text:span></text:p>
            <text:p text:style-name="P2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2"><text:span text:style-name="T2">+1</text:span></text:p>
            <text:p text:style-name="P2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2"><text:span text:style-name="T2">+1</text:span></text:p>
            <text:p text:style-name="P2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2"><text:span text:style-name="T2">-1</text:span></text:p>
            <text:p text:style-name="P2"><text:span text:style-name="T2">opponent w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2:42:42</dc:date>
    <dc:creator>jeremie </dc:creator>
    <meta:generator>LibreOffice/3.5$Linux_x86 LibreOffice_project/350m1$Build-2</meta:generator>
    <meta:editing-duration>P0D</meta:editing-duration>
    <meta:editing-cycles>1</meta:editing-cycles>
    <meta:document-statistic meta:object-count="225"/>
  </office:meta>
</office:document-meta>
</file>